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8dc3" officeooo:paragraph-rsid="00108dc3"/>
    </style:style>
    <style:style style:name="P3" style:family="paragraph" style:parent-style-name="Standard">
      <style:paragraph-properties fo:text-align="center" style:justify-single-word="false"/>
      <style:text-properties officeooo:rsid="00108dc3" officeooo:paragraph-rsid="00108dc3"/>
    </style:style>
    <style:style style:name="P4" style:family="paragraph" style:parent-style-name="Standard">
      <style:paragraph-properties fo:text-align="start" style:justify-single-word="false"/>
      <style:text-properties officeooo:rsid="0013893a" officeooo:paragraph-rsid="0013893a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6330" officeooo:paragraph-rsid="0015633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6330" officeooo:paragraph-rsid="0016942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1a8d10" officeooo:paragraph-rsid="001a8d10" style:font-name-asian="AR PL SungtiL GB" style:font-style-asian="normal" style:font-weight-asian="normal" style:font-name-complex="Lohit Devanagari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19f910" officeooo:paragraph-rsid="0019f91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tyle="normal" style:text-underline-style="none" fo:font-weight="bold" officeooo:rsid="001d4df0" officeooo:paragraph-rsid="001d4df0" style:font-name-asian="AR PL SungtiL GB" style:font-style-asian="normal" style:font-weight-asian="bold" style:font-name-complex="Lohit Devanagari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2d329a" officeooo:paragraph-rsid="002d329a" style:font-name-asian="AR PL SungtiL GB" style:font-style-asian="normal" style:font-weight-asian="bold" style:font-name-complex="Lohit Devanagari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d329a" officeooo:paragraph-rsid="002d329a" style:font-name-asian="AR PL SungtiL GB" style:font-style-asian="normal" style:font-weight-asian="normal" style:font-name-complex="Lohit Devanagari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d329a" officeooo:paragraph-rsid="001f051c" style:font-name-asian="AR PL SungtiL GB" style:font-style-asian="normal" style:font-weight-asian="normal" style:font-name-complex="Lohit Devanagari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1a8d10" officeooo:paragraph-rsid="001a8d10" style:font-name-asian="AR PL SungtiL GB" style:font-style-asian="normal" style:font-weight-asian="normal" style:font-name-complex="Lohit Devanagari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a0e3a" officeooo:paragraph-rsid="002a0e3a" style:font-name-asian="AR PL SungtiL GB" style:font-style-asian="normal" style:font-weight-asian="normal" style:font-name-complex="Lohit Devanagari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b8632" officeooo:paragraph-rsid="002b8632" style:font-name-asian="AR PL SungtiL GB" style:font-style-asian="normal" style:font-weight-asian="normal" style:font-name-complex="Lohit Devanagari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cfb3f" officeooo:paragraph-rsid="002cfb3f" style:font-name-asian="AR PL SungtiL GB" style:font-style-asian="normal" style:font-weight-asian="normal" style:font-name-complex="Lohit Devanagari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1f051c" officeooo:paragraph-rsid="001f051c" style:font-name-asian="AR PL SungtiL GB" style:font-style-asian="normal" style:font-weight-asian="normal" style:font-name-complex="Lohit Devanagari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181e0d" officeooo:paragraph-rsid="0019f91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0ff9a4" officeooo:paragraph-rsid="000ff9a4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56330" officeooo:paragraph-rsid="0015633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81e0d" officeooo:paragraph-rsid="00181e0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56330" officeooo:paragraph-rsid="0016942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69425" officeooo:paragraph-rsid="0016942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81e0d" officeooo:paragraph-rsid="00181e0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tyle="normal" fo:font-weight="bold" officeooo:rsid="00181e0d" officeooo:paragraph-rsid="00181e0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9f910" officeooo:paragraph-rsid="0019f910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08dc3" officeooo:paragraph-rsid="00108dc3"/>
    </style:style>
    <style:style style:name="P30" style:family="paragraph" style:parent-style-name="Standard" style:list-style-name="L1">
      <style:paragraph-properties fo:text-align="center" style:justify-single-word="false"/>
      <style:text-properties officeooo:rsid="00108dc3" officeooo:paragraph-rsid="00108dc3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3893a" officeooo:paragraph-rsid="0013893a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3088f6" officeooo:paragraph-rsid="003088f6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Liberation Serif1" fo:font-style="normal" fo:font-weight="normal" officeooo:rsid="001a8d10" officeooo:paragraph-rsid="001a8d10" style:font-name-asian="AR PL SungtiL GB" style:font-style-asian="normal" style:font-weight-asian="normal" style:font-name-complex="Lohit Devanagari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paragraph-rsid="003088f6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3088f6"/>
    </style:style>
    <style:style style:name="P39" style:family="paragraph" style:parent-style-name="Standard">
      <style:paragraph-properties fo:margin-left="0cm" fo:margin-right="0cm" fo:margin-top="0.026cm" fo:margin-bottom="0.026cm" loext:contextual-spacing="false" fo:text-indent="0cm" style:auto-text-indent="false"/>
      <style:text-properties fo:color="#000000" style:font-name="inherit" loext:padding="0cm" loext:border="none"/>
    </style:style>
    <style:style style:name="P40" style:family="paragraph" style:parent-style-name="Heading_20_5">
      <style:paragraph-properties fo:margin-left="0.953cm" fo:margin-right="0cm" fo:line-height="128%" fo:text-indent="0cm" style:auto-text-indent="false"/>
      <style:text-properties style:font-name="inherit" fo:font-size="9pt" fo:font-weight="normal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108dc3"/>
    </style:style>
    <style:style style:name="T2" style:family="text">
      <style:text-properties officeooo:rsid="0013893a"/>
    </style:style>
    <style:style style:name="T3" style:family="text">
      <style:text-properties officeooo:rsid="0015633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9425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Liberation Serif1" fo:font-style="normal" fo:font-weight="bold" officeooo:rsid="00169425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181e0d" style:font-style-asian="normal" style:font-weight-asian="bold" style:font-style-complex="normal" style:font-weight-complex="bold"/>
    </style:style>
    <style:style style:name="T11" style:family="text">
      <style:text-properties style:font-name="Liberation Serif1" fo:font-style="normal" style:font-style-asian="normal" style:font-style-complex="normal"/>
    </style:style>
    <style:style style:name="T12" style:family="text">
      <style:text-properties style:font-name="Liberation Serif1" fo:font-style="normal" officeooo:rsid="00181e0d" style:font-style-asian="normal" style:font-style-complex="normal"/>
    </style:style>
    <style:style style:name="T13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4" style:family="text">
      <style:text-properties style:font-name="Liberation Serif1" fo:font-style="normal" style:font-name-asian="AR PL SungtiL GB" style:font-style-asian="normal" style:font-name-complex="Lohit Devanagari" style:font-style-complex="normal"/>
    </style:style>
    <style:style style:name="T15" style:family="text">
      <style:text-properties style:font-name="Liberation Serif1" fo:font-style="normal" officeooo:rsid="00181e0d" style:font-name-asian="AR PL SungtiL GB" style:font-style-asian="normal" style:font-name-complex="Lohit Devanagari" style:font-style-complex="normal"/>
    </style:style>
    <style:style style:name="T16" style:family="text">
      <style:text-properties style:font-name="Liberation Serif"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29a" style:font-weight-asian="normal" style:font-weight-complex="normal"/>
    </style:style>
    <style:style style:name="T19" style:family="text">
      <style:text-properties fo:font-weight="normal" officeooo:rsid="001f051c" style:font-weight-asian="normal" style:font-weight-complex="normal"/>
    </style:style>
    <style:style style:name="T20" style:family="text">
      <style:text-properties fo:font-weight="normal" officeooo:rsid="002fbf69" style:font-weight-asian="normal" style:font-weight-complex="normal"/>
    </style:style>
    <style:style style:name="T21" style:family="text">
      <style:text-properties officeooo:rsid="002a0e3a"/>
    </style:style>
    <style:style style:name="T22" style:family="text">
      <style:text-properties officeooo:rsid="002b8632"/>
    </style:style>
    <style:style style:name="T23" style:family="text">
      <style:text-properties officeooo:rsid="002cfb3f"/>
    </style:style>
    <style:style style:name="T24" style:family="text">
      <style:text-properties officeooo:rsid="002d329a"/>
    </style:style>
    <style:style style:name="T25" style:family="text">
      <style:text-properties officeooo:rsid="001f051c"/>
    </style:style>
    <style:style style:name="T26" style:family="text">
      <style:text-properties officeooo:rsid="002f05d7"/>
    </style:style>
    <style:style style:name="T27" style:family="text">
      <style:text-properties officeooo:rsid="002fbf69"/>
    </style:style>
    <style:style style:name="T28" style:family="text">
      <style:text-properties officeooo:rsid="003088f6"/>
    </style:style>
    <style:style style:name="T29" style:family="text">
      <style:text-properties fo:color="#000000" style:font-name="inherit" loext:padding="0cm" loext:border="none"/>
    </style:style>
    <style:style style:name="T30" style:family="text">
      <style:text-properties fo:font-weight="bold" officeooo:rsid="003088f6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5cm" fo:min-width="1.998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351cm" fo:min-width="0.099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49cm" fo:min-width="0.099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5cm" fo:min-width="1.298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349cm" fo:min-width="0.099cm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2.487cm" svg:y="0.397cm" svg:width="2.91cm" draw:z-index="2">
        <draw:text-box fo:min-height="0.041cm">
          <text:p text:style-name="Text_20_body"/>
        </draw:text-box>
      </draw:frame>
      <text:p text:style-name="P37"><text:span text:style-name="T28">Proyecto 1: Implementación de </text:span>Table<text:span text:style-name="T21">a</text:span>ux</text:p>
      <text:p text:style-name="P38"><text:span text:style-name="T30">Integrantes: </text:span></text:p>
      <text:p text:style-name="P38">Ricardo Rubén González García <text:span text:style-name="T28">(</text:span>315313446<text:span text:style-name="T28">)</text:span></text:p>
      <text:p text:style-name="P34">Correa García José Ángel (315333514)</text:p>
      <text:p text:style-name="P1"/>
      <text:p text:style-name="P21">Un <text:span text:style-name="T2">método</text:span> para poder verificar si una formula es una tautolog<text:span text:style-name="T2">í</text:span>a, <text:span text:style-name="T2">contradicción</text:span>, que sea <text:span text:style-name="T2">satisfacible</text:span> o insatisfacible <text:s/>encontrando un estado para el dicha formula sea verdadera o no, es por medio de tablas <text:span text:style-name="T2">semánticas</text:span> o table<text:span text:style-name="T21">a</text:span>ux.</text:p>
      <text:p text:style-name="P21"/>
      <text:p text:style-name="P21">Un tableau consiste en crear un <text:span text:style-name="T26">árbol</text:span>, buscando una <text:span text:style-name="T2">interpretación</text:span> para la formula, mediante algunas reglas iniciales.</text:p>
      <text:p text:style-name="P21">Dentro de las reglas iniciales para poder usar el <text:span text:style-name="T2">método</text:span> de Tableau, la formula que queremos analizar no debe contener implicaciones, dobles implicaciones y las negaciones deben de afectar a variables <text:span text:style-name="T26">atómicas</text:span> (¬P,¬(True),¬(False)), por lo que deberemos ocupar equivalencias <text:span text:style-name="T2">lógicas</text:span> <text:span text:style-name="T1">y leyes de DeMorgan</text:span> para pasar de una forma a otra, obteniendo una formula solo con conjunciones, disyunciones <text:span text:style-name="T1">y variables atómicas.</text:span></text:p>
      <text:p text:style-name="P21"/>
      <text:p text:style-name="P2">Debemos cuidar <text:span text:style-name="T2">que </text:span>l<text:span text:style-name="T2">os paréntesis </text:span>la formula no llegue a cambiar el significado de la formula original al transformarla.</text:p>
      <text:p text:style-name="P2"/>
      <text:p text:style-name="P2">Para <text:span text:style-name="T2">construir</text:span> un table<text:span text:style-name="T2">a</text:span>u debemos seguir las siguientes reglas.</text:p>
      <text:p text:style-name="P2"/>
      <text:list xml:id="list3722233869" text:style-name="L1">
        <text:list-item>
          <text:p text:style-name="P29">La formula para que deseamos construir el tableau aparece como <text:span text:style-name="T2">raíz</text:span> del <text:span text:style-name="T2">árbol.</text:span></text:p>
        </text:list-item>
        <text:list-item>
          <text:p text:style-name="P29">Si el conector principal de la formula es una <text:span text:style-name="T2">disyunción</text:span>, (A v B), de la <text:span text:style-name="T2">raíz</text:span> del sub<text:span text:style-name="T2">á</text:span>rbol se abren dos ramas, una pasando la primera formula (A) y para la otra rama la <text:span text:style-name="T2">segunda</text:span> (B)</text:p>
          <text:p text:style-name="P30"><draw:g text:anchor-type="paragraph" draw:z-index="0" draw:name="Forma1" draw:style-name="gr1"><draw:line draw:style-name="gr2" draw:text-style-name="P41" svg:x1="8.278cm" svg:y1="1.152cm" svg:x2="9.278cm" svg:y2="2.252cm"><text:p/></draw:line><draw:custom-shape draw:style-name="gr3" draw:text-style-name="P41" svg:width="2.5cm" svg:height="0.802cm" svg:x="6.978cm" svg:y="0.452cm"><text:p text:style-name="P42"><text:span text:style-name="T33">A </text:span><text:span text:style-name="T33">v </text:span><text:span text:style-name="T33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1" svg:width="0.6cm" svg:height="0.602cm" svg:x="6.678cm" svg:y="2.251cm"><text:p text:style-name="P42"><text:span text:style-name="T33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1" svg:width="0.6cm" svg:height="0.8cm" svg:x="8.978cm" svg:y="2.152cm"><text:p text:style-name="P42"><text:span text:style-name="T33">B</text:span></text:p><draw:enhanced-geometry svg:viewBox="0 0 21600 21600" draw:type="rectangle" draw:enhanced-path="M 0 0 L 21600 0 21600 21600 0 21600 0 0 Z N"/></draw:custom-shape><draw:line draw:style-name="gr2" draw:text-style-name="P41" svg:x1="8.178cm" svg:y1="1.152cm" svg:x2="7.178cm" svg:y2="2.252cm"><text:p/></draw:line></draw:g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30407859210679" text:continue-numbering="true" text:style-name="L1">
        <text:list-item>
          <text:p text:style-name="P31">Si la formula en el subárbol en el que nos encontremos es una conjunción (A ^ B), se coloca un operador como hijo del otro.</text:p>
        </text:list-item>
      </text:list>
      <text:p text:style-name="P2"><draw:g text:anchor-type="paragraph" draw:z-index="1" draw:name="Forma2" draw:style-name="gr1"><draw:custom-shape draw:style-name="gr6" draw:text-style-name="P41" svg:width="1.8cm" svg:height="0.802cm" svg:x="7.408cm" svg:y="0.303cm"><text:p text:style-name="P42"><text:span text:style-name="T33">A ^ 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1" svg:width="0.6cm" svg:height="0.6cm" svg:x="8.008cm" svg:y="1.104cm"><text:p text:style-name="P42"><text:span text:style-name="T33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1" svg:width="0.6cm" svg:height="0.8cm" svg:x="8.008cm" svg:y="2.603cm"><text:p text:style-name="P42"><text:span text:style-name="T33">B</text:span></text:p><draw:enhanced-geometry svg:viewBox="0 0 21600 21600" draw:type="rectangle" draw:enhanced-path="M 0 0 L 21600 0 21600 21600 0 21600 0 0 Z N"/></draw:custom-shape><draw:line draw:style-name="gr2" draw:text-style-name="P41" svg:x1="8.308cm" svg:y1="1.801cm" svg:x2="8.308cm" svg:y2="2.601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sto <text:span text:style-name="T26">cubriría</text:span> las reglas principales para el desarrollo de un tableau, con esto podemos generar un árbol, <text:span text:style-name="T3">lo siguiente es darle una utilidad al árbol creado.</text:span></text:p>
      <text:p text:style-name="P4"/>
      <text:p text:style-name="P22">Cerrando Ramas</text:p>
      <text:p text:style-name="P5">Cada rama que se creo desde la raíz del tableau hasta la punta de ella, representa un posible estado para nuestra formula.</text:p>
      <text:p text:style-name="P5"><text:soft-page-break/>Como dijimos anteriormente, nuestras formulas solo pueden constar de conjunciones, disyunciones y formulas atomicas, ya sean negadas o simples, lo que nos puede generar que en el camino de la punta de una rama a su raíz tengamos variables de la forma <text:span text:style-name="T5">P </text:span><text:span text:style-name="T4">y </text:span><text:span text:style-name="T5">¬P </text:span><text:span text:style-name="T6">por lo que ese posible estado de nuestro tableau genera una contradicci</text:span><text:span text:style-name="T7">ó</text:span><text:span text:style-name="T6">n, pues se </text:span><text:span text:style-name="T7">traduciría</text:span><text:span text:style-name="T6"> a (</text:span><text:span text:style-name="T8">P^¬P</text:span><text:span text:style-name="T6">)</text:span><text:span text:style-name="T8"> </text:span><text:span text:style-name="T6">, por lo que todo lo que hay debajo de esta rama no </text:span><text:span text:style-name="T7">podría</text:span><text:span text:style-name="T6"> satisfacer la formula.</text:span></text:p>
      <text:p text:style-name="P6"><text:span text:style-name="T6">Entonces, cada que encontremos una variable atomica y su negada en la misma rama podemos dejar ese camino y no seguir desarrollando, a esto le llamaremos </text:span><text:span text:style-name="T8">Cerrar la rama(</text:span><text:span text:style-name="T9">!!</text:span><text:span text:style-name="T8">).</text:span></text:p>
      <text:p text:style-name="P24"/>
      <text:p text:style-name="P25">Esto nos servira al momento de desarrollar los pasos anteriores, que si encontramos una variable con su complemento en un punto, lo cerremos y dejemos de seguir desarrollando por ese camino, lo que nos ahorrara trabajo al crear el tableau.</text:p>
      <text:p text:style-name="P25"/>
      <text:p text:style-name="P27"><text:span text:style-name="T26">Interpretación</text:span> de ramas cerradas</text:p>
      <text:p text:style-name="P26">Si todas las ramas quedan cerradas, tenemos que la formula original es una <text:span text:style-name="T26">contradicción</text:span>, es decir que para todos los posibles estados, no hay alguno que pueda satisfacer a la formula.</text:p>
      <text:p text:style-name="P26">Que alguna rama quede abierta, es que podemos dar un estado que satisfaga a la formula original usando interpretaciones.</text:p>
      <text:p text:style-name="P26">Por otro lado, si todas las ramas quedan abiertas, no significa que sea una <text:span text:style-name="T26">tautología.</text:span></text:p>
      <text:p text:style-name="P26">Para comprobar esto, debemos crear un nuevo tableau negando la formula original.</text:p>
      <text:p text:style-name="P26">Si en este segundo caso, todas las ramas se cierran, tenemos que la negación de la formula original es una contradicción, lo que significa que la formula original es una tautología.</text:p>
      <text:p text:style-name="P26"/>
      <text:p text:style-name="P23"><text:span text:style-name="T6">Reglas </text:span><text:span text:style-name="T11">α</text:span><text:span text:style-name="T16"> y </text:span><text:span text:style-name="T11">β</text:span></text:p>
      <text:p text:style-name="P8">Estas reglas nos <text:span text:style-name="T26">permitirán</text:span> ir desarrollando la formula conforme la incluyamos al tableau, lo que <text:span text:style-name="T26">hará</text:span> que si encontramos en <text:span text:style-name="T26">algún</text:span> punto la variable con su complemento, nos detengamos <text:span text:style-name="T26">ahí</text:span>, y no sea necesario pasar toda la formula a su forma que mencionamos anteriormente. Las reglas son las siguientes:</text:p>
      <text:p text:style-name="P8"/>
      <text:p text:style-name="P20">α-Reglas</text:p>
      <text:list xml:id="list2487438774" text:style-name="L2">
        <text:list-item>
          <text:p text:style-name="P32"><text:span text:style-name="T16">De A ^ B se deduce A y B</text:span><text:span text:style-name="T10">.--------------</text:span><text:span text:style-name="T12">α</text:span><text:span text:style-name="T11">(1)</text:span></text:p>
        </text:list-item>
        <text:list-item>
          <text:p text:style-name="P32"><text:span text:style-name="T16">De ¬( A v B ) se deduce ¬ A y ¬ B.----</text:span><text:span text:style-name="T12">α</text:span><text:span text:style-name="T11">(2)</text:span></text:p>
        </text:list-item>
        <text:list-item>
          <text:p text:style-name="P32"><text:span text:style-name="T16">De ¬ ( A v B ) se deduce A y ¬ B.------</text:span><text:span text:style-name="T12">α</text:span><text:span text:style-name="T11">(3)</text:span></text:p>
        </text:list-item>
      </text:list>
      <text:p text:style-name="P28"/>
      <text:p text:style-name="P20">β-Reglas</text:p>
      <text:list xml:id="list2652217446" text:style-name="L3">
        <text:list-item>
          <text:p text:style-name="P33"><text:span text:style-name="T11">De A v B se deduce A y, en una rama separada, B. ---------------</text:span><text:span text:style-name="T12">β</text:span><text:span text:style-name="T11">(1)</text:span></text:p>
        </text:list-item>
        <text:list-item>
          <text:p text:style-name="P33"><text:span text:style-name="T11">De ¬ ( A ^ <text:s/>B ) se deduce ¬ A y, en una rama separada, ¬ B.----</text:span><text:span text:style-name="T12">β</text:span><text:span text:style-name="T11">(2)</text:span></text:p>
        </text:list-item>
        <text:list-item>
          <text:p text:style-name="P33"><text:span text:style-name="T11">De A </text:span><text:span text:style-name="T13">→</text:span><text:span text:style-name="T14"> B se deduce ¬A y, <text:s/>en otra rama separada, B.-----------</text:span><text:span text:style-name="T15">β</text:span><text:span text:style-name="T14">(3)</text:span></text:p>
        </text:list-item>
      </text:list>
      <text:p text:style-name="P7"/>
      <text:p text:style-name="P7">Por ultimo es la regla de cierre que hace alución al cerrar ramas.</text:p>
      <text:list xml:id="list30895751" text:style-name="L4">
        <text:list-item>
          <text:p text:style-name="P35">Cerrar cualquier rama que tenga A y ¬ A (Para cualquier A), o bien tenga ¬ True o False.</text:p>
        </text:list-item>
      </text:list>
      <text:p text:style-name="P15"/>
      <text:p text:style-name="P11">Desarrollo de la <text:span text:style-name="T26">implementación.</text:span></text:p>
      <text:p text:style-name="P11"/>
      <text:p text:style-name="P16">El primer problema que enfrentamos fue como pasar una <text:span text:style-name="T26">proposición</text:span> a un tipo de dato sobre el que podamos ir haciendo recorridos. El primer intento fue hacerlo con listas pues pensamos que seria mas <text:span text:style-name="T26">fácil</text:span>, pero llegamos a un punto en que no <text:span text:style-name="T26">sabíamos</text:span> como tratar con las disyunciones, pues algo de un lado de una <text:span text:style-name="T26">disyunción</text:span> nos afectaba el otro lado. <text:s/>Decidimos cambiarnos a arboles y fue entonces que solucionamos que un lado de la <text:span text:style-name="T26">disyunción</text:span> afectara al otro.</text:p>
      <text:p text:style-name="P16"><text:soft-page-break/><text:span text:style-name="T26">Después</text:span> de eso nos enfrentamos a otro problema, ya <text:span text:style-name="T26">teníamos</text:span> toda la <text:span text:style-name="T26">proposición</text:span> traducida a arboles, ya <text:span text:style-name="T26">teníamos</text:span> las hojas, ahora solo quedaba cerrar ramas.</text:p>
      <text:p text:style-name="P16">Sin embargo aquí fue donde encontramos el siguiente error, pues no <text:span text:style-name="T26">teníamos</text:span> una forma para poder acceder <text:span text:style-name="T22">al árbol por encima del nodo que teníamos, el Tree que definimos en el laboratorio fue insuficiente.</text:span></text:p>
      <text:p text:style-name="P17">Pensamos en hacer un </text:p>
      <text:p text:style-name="P17"><text:tab/><text:tab/><text:tab/>type Tree a = Empty | Branch a (Tree a ) (Tree a) (Tree a)<text:tab/></text:p>
      <text:p text:style-name="P17">Siendo el primer Tree que aparece el arbol que tenemos por encima al nodo en el que estamos actualmente; tuvimos problemas a la hora de definir una hoja pues no <text:span text:style-name="T26">podíamos</text:span> poner un Arbol <text:span text:style-name="T26">genérico</text:span> como padre, pero seguimos sobre este esquema, pensando que <text:span text:style-name="T26">podríamos</text:span> ir definiendo cada hoja cuando se necesitara. <text:span text:style-name="T26">Después</text:span> tuvimos mas problemas a la hora de hacer las funciones de alfaRegla y betaRegla asi que decimos dejarlo ahi.</text:p>
      <text:p text:style-name="P17">Empezamos a buscar en LearnHaskell y ahi nos topamos con los Zipper y decidimos que esa seria la forma de seguir con el proyecto <text:span text:style-name="T23">ya que un Zipper no guarda solamente el árbol</text:span> <text:span text:style-name="T23">actual (y sus subarboles), sino que también guarda información de su árbol “hermano” y de su árbol “padre”, poder ir hacia arriba <text:s/>en un árbol ya resultaba posible, por lo que ya podíamos ir cerrando ramas. En este caso la información del árbol hermano la desechamos, pues no nos importaba que pasaba con el.</text:span></text:p>
      <text:p text:style-name="P17">Ya con los Zippers seguimos trabajando y, aunque un poco engorroso, pudimos seguir haciendo las definiciones e incluso llegamos a terminar un </text:p>
      <text:p text:style-name="P17"><text:tab/><text:tab/>satisfacible :: Prop → Bool <text:s text:c="8"/>y un <text:s text:c="7"/>tautologia :: Prop → Bool </text:p>
      <text:p text:style-name="P17">Sin embargo fallaban en casos muy sencillos y solo daban lo que se esperaba en casos muy <text:span text:style-name="T26">específicos</text:span> y <text:span text:style-name="T26">ahí</text:span> nos dimos cuenta de que algo fallaba.</text:p>
      <text:p text:style-name="P17">Despues de revisar por bastante tiempo nos dimos cuenta de que lo que fallaba era el <text:span text:style-name="T27">método</text:span> para cerrar <text:span text:style-name="T23">las ramas y era debido a la facilitud con la que nos perdíamos a la hora de trabajar con los Zippers, asi que optamos por hacer un truco. </text:span></text:p>
      <text:p text:style-name="P18">A cada hoja en su forma Zipper le sacamos una lista desde la hoja hasta la <text:span text:style-name="T27">raíz</text:span> del <text:span text:style-name="T27">árbol</text:span> y para cerrar las ramas tan solo <text:span text:style-name="T27">había</text:span> que ver si <text:span text:style-name="T27">había</text:span> alguna <text:span text:style-name="T27">contradicción</text:span> en el camino.</text:p>
      <text:p text:style-name="P18">Al final, para obtener si es satisfacible solo comprobamos si alguna de las listas se quedo “abierta” y para saber si es <text:span text:style-name="T27">tautología</text:span>, solo negamos la <text:span text:style-name="T27">proposición</text:span> de entrada y vemos que no queden listas “cerradas”</text:p>
      <text:p text:style-name="P11"/>
      <text:p text:style-name="P10">Demostraciones.</text:p>
      <text:list xml:id="list4028276787" text:style-name="L5">
        <text:list-item>
          <text:p text:style-name="P36">Teorema 1. (Correctud): <text:span text:style-name="T17">Si hay un tableau cerrado para Γ, e</text:span><text:span text:style-name="T18">n</text:span><text:span text:style-name="T17">tonces Γ no tiene un modelo.</text:span></text:p>
        </text:list-item>
        <text:list-item>
          <text:p text:style-name="P36">Teorema 2. (Completud): <text:span text:style-name="T17">Si <text:s/>Γ no tiene un modelo, entonces existe un tableau T(Γ) cerrado.</text:span></text:p>
        </text:list-item>
      </text:list>
      <text:p text:style-name="P19"/>
      <text:p text:style-name="P9">1.-<text:span text:style-name="T24">Demostración:</text:span></text:p>
      <text:p text:style-name="P12"><text:span text:style-name="T17">Haremos la demostración por contradicción, por lo que suponemos que <text:s/></text:span><text:span text:style-name="T19">Γ </text:span><text:span text:style-name="T17">tiene un modelo.</text:span></text:p>
      <text:p text:style-name="P12"><text:span text:style-name="T17">Si <text:s/></text:span><text:span text:style-name="T19">Γ </text:span><text:span text:style-name="T17">tiene un modelo, significa que hay una </text:span><text:span text:style-name="T20">interpretación</text:span><text:span text:style-name="T17"> para la formula dada, lo que implica que alguna de las ramas te su tableu asociado esta abierta, pero esto es una </text:span><text:span text:style-name="T20">contradicción</text:span><text:span text:style-name="T17">, pues empezamos suponiendo que el tableu de <text:s/></text:span><text:span text:style-name="T19">Γ </text:span><text:span text:style-name="T17">es cerrado.</text:span></text:p>
      <text:p text:style-name="P12"><text:span text:style-name="T17">Por o tanto, se cumple que si hay un tableo cerrado para <text:s/></text:span><text:span text:style-name="T19">Γ, </text:span><text:span text:style-name="T17">entonces <text:s/></text:span><text:span text:style-name="T19">Γ </text:span><text:span text:style-name="T17">no tiene un modelo.</text:span></text:p>
      <text:p text:style-name="P13"/>
      <text:p text:style-name="P12">2.-Demostración:</text:p>
      <text:p text:style-name="P13">Haremos la <text:span text:style-name="T27">demostración</text:span> por contrapositiva. Lo que deberemos demostrar es que si existe un tableu de <text:s/><text:span text:style-name="T25">Γ </text:span>abierto, entonces <text:s/><text:span text:style-name="T25">Γ </text:span>tiene un modelo.</text:p>
      <text:p text:style-name="P13">Como <text:s/>T(<text:span text:style-name="T25">Γ</text:span>) es abierto, podemos seguir el camino de una de las ramas para llegar a su hoja abierta y asignando valores a nuestras variables de tal forma que genere nuestra <text:span text:style-name="T27">interpretación.</text:span> Por lo tanto, todo tabl<text:span text:style-name="T28">eu</text:span> abierto tiene un modelo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2:59:36.876099775</meta:creation-date>
    <meta:editing-duration>PT22S</meta:editing-duration>
    <meta:editing-cycles>2</meta:editing-cycles>
    <meta:generator>LibreOffice/6.0.7.3$Linux_X86_64 LibreOffice_project/00m0$Build-3</meta:generator>
    <dc:date>2019-03-24T23:04:06.020377336</dc:date>
    <meta:document-statistic meta:table-count="0" meta:image-count="0" meta:object-count="0" meta:page-count="3" meta:paragraph-count="60" meta:word-count="1402" meta:character-count="7987" meta:non-whitespace-character-count="6623"/>
  </office:meta>
</office:document-meta>
</file>